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89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.651cm" svg:x="3.794cm" svg:y="1.127cm">
          <text:p text:style-name="P1">Get Webcam Im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4.048cm" svg:y="3.54cm">
          <text:p text:style-name="P1">Crop Im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049cm" svg:height="14.224cm" svg:x="1.127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95cm" svg:height="3.246cm" svg:x="2.659cm" svg:y="11.845cm">
          <text:p text:style-name="P1">Get Contours of Cup Rim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57cm" svg:height="3.455cm" svg:x="2.521cm" svg:y="16.138cm">
          <text:p text:style-name="P1">Mask Image with largest </text:p>
          <text:p text:style-name="P1">contour by area</text:p>
          <text:p text:style-name="P1"><text:s/>to only get cup rim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433cm" svg:height="3.036cm" svg:x="2.521cm" svg:y="8.181cm">
          <text:p text:style-name="P1">Filter Image</text:p>
          <draw:enhanced-geometry svg:viewBox="0 0 21600 21600" draw:type="rectangle" draw:enhanced-path="M 0 0 L 21600 0 21600 21600 0 21600 0 0 Z N"/>
        </draw:custom-shape>
        <draw:frame draw:style-name="gr3" draw:layer="layout" svg:width="5.806cm" svg:height="0.962cm" svg:x="4.042cm" svg:y="7.029cm">
          <draw:text-box>
            <text:p>Get Cup Rims</text:p>
          </draw:text-box>
        </draw:frame>
        <draw:custom-shape draw:style-name="gr1" draw:text-style-name="P1" draw:layer="layout" svg:width="7.382cm" svg:height="18.288cm" svg:x="14.573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2.159cm" svg:x="3.159cm" svg:y="25.13cm">
          <text:p text:style-name="P1">Translate cup center to </text:p>
          <text:p text:style-name="P1">(x,y) coordin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1.651cm" svg:x="15.97cm" svg:y="6.08cm">
          <text:p text:style-name="P1">Gaussian Blur</text:p>
          <draw:enhanced-geometry svg:viewBox="0 0 21600 21600" draw:type="rectangle" draw:enhanced-path="M 0 0 L 21600 0 21600 21600 0 21600 0 0 Z N"/>
        </draw:custom-shape>
        <draw:frame draw:style-name="gr4" draw:layer="layout" svg:width="5.334cm" svg:height="1.673cm" svg:x="15.843cm" svg:y="3.518cm">
          <draw:text-box>
            <text:p text:style-name="P1">Select Particular Cup</text:p>
          </draw:text-box>
        </draw:frame>
        <draw:custom-shape draw:style-name="gr1" draw:text-style-name="P1" draw:layer="layout" svg:width="6.128cm" svg:height="1.778cm" svg:x="15.462cm" svg:y="8.747cm">
          <text:p text:style-name="P1">Canny Edge Dete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2.159cm" svg:x="15.208cm" svg:y="11.16cm">
          <text:p text:style-name="P1">Gaussian Blur on</text:p>
          <text:p text:style-name="P1"><text:s/>Canny Edge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2.159cm" svg:x="15.208cm" svg:y="14.462cm">
          <text:p text:style-name="P1">Resize Image x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651cm" svg:x="15.335cm" svg:y="17.383cm">
          <text:p text:style-name="P1">Sharpen Im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27cm" svg:x="15.462cm" svg:y="19.669cm">
          <text:p text:style-name="P1">Tuned Blob Detect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ry Kraft</meta:initial-creator>
    <meta:creation-date>2015-04-25T09:43:42</meta:creation-date>
    <dc:date>2015-04-25T13:23:57</dc:date>
    <dc:creator>Kory Kraft</dc:creator>
    <meta:editing-duration>PT3H9M54S</meta:editing-duration>
    <meta:editing-cycles>5</meta:editing-cycles>
    <meta:generator>LibreOffice/3.5$Linux_X86_64 LibreOffice_project/350m1$Build-2</meta:generator>
    <meta:document-statistic meta:object-count="16"/>
  </office:meta>
</office:document-meta>
</file>